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Utils.decodeUrlSafe( byte [ ]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64Utils.decodeFromUrlSafeString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Utils.encodeToString( byte [ ]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64Utils.decode( byte [ ]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64Utils.decodeFromString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64Utils.encodeUrlSafe( byte [ ]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64Utils.encodeToUrlSafeString( byte [ ]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Utils.encode( byte [ ]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